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4cm" table:align="left"/>
    </style:style>
    <style:style style:name="Tabella4.A" style:family="table-column">
      <style:table-column-properties style:column-width="9.416cm"/>
    </style:style>
    <style:style style:name="Tabella4.B" style:family="table-column">
      <style:table-column-properties style:column-width="4.57cm"/>
    </style:style>
    <style:style style:name="Tabella4.C" style:family="table-column">
      <style:table-column-properties style:column-width="2.715cm"/>
    </style:style>
    <style:style style:name="Tabella4.D" style:family="table-column">
      <style:table-column-properties style:column-width="2.092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="none"/>
    </style:style>
    <style:style style:name="Tabella4.A17" style:family="table-cell">
      <style:table-cell-properties fo:padding="0.097cm" fo:border-left="none" fo:border-right="none" fo:border-top="none" fo:border-bottom="0.05pt solid #000000"/>
    </style:style>
    <style:style style:name="Tabella4.A18" style:family="table-cell">
      <style:table-cell-properties fo:background-color="#ffffcc" fo:padding="0.097cm" fo:border="0.05pt solid #000000">
        <style:background-image/>
      </style:table-cell-properties>
    </style:style>
    <style:style style:name="Tabella4.A1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0" style:family="table-cell">
      <style:table-cell-properties fo:padding="0.097cm" fo:border-left="0.05pt solid #000000" fo:border-right="none" fo:border-top="none" fo:border-bottom="0.05pt solid #000000"/>
    </style:style>
    <style:style style:name="Tabella4.B20" style:family="table-cell">
      <style:table-cell-properties fo:padding="0.097cm" fo:border-left="0.05pt solid #000000" fo:border-right="none" fo:border-top="none" fo:border-bottom="0.05pt solid #000000"/>
    </style:style>
    <style:style style:name="Tabella4.C20" style:family="table-cell">
      <style:table-cell-properties fo:padding="0.097cm" fo:border-left="0.05pt solid #000000" fo:border-right="none" fo:border-top="none" fo:border-bottom="0.05pt solid #000000"/>
    </style:style>
    <style:style style:name="Tabella4.D20" style:family="table-cell">
      <style:table-cell-properties fo:padding="0.097cm" fo:border-left="0.05pt solid #000000" fo:border-right="none" fo:border-top="none" fo:border-bottom="0.05pt solid #000000"/>
    </style:style>
    <style:style style:name="Tabella4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B21" style:family="table-cell">
      <style:table-cell-properties fo:padding="0.097cm" fo:border-left="0.05pt solid #000000" fo:border-right="none" fo:border-top="none" fo:border-bottom="0.05pt solid #000000"/>
    </style:style>
    <style:style style:name="Tabella4.C21" style:family="table-cell">
      <style:table-cell-properties fo:padding="0.097cm" fo:border-left="0.05pt solid #000000" fo:border-right="none" fo:border-top="none" fo:border-bottom="0.05pt solid #000000"/>
    </style:style>
    <style:style style:name="Tabella4.D21" style:family="table-cell">
      <style:table-cell-properties fo:padding="0.097cm" fo:border-left="0.05pt solid #000000" fo:border-right="none" fo:border-top="none" fo:border-bottom="0.05pt solid #000000"/>
    </style:style>
    <style:style style:name="Tabella4.E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none" fo:border-top="none" fo:border-bottom="0.05pt solid #000000"/>
    </style:style>
    <style:style style:name="Tabella4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none" fo:border-top="none" fo:border-bottom="0.05pt solid #000000"/>
    </style:style>
    <style:style style:name="Tabella4.B22" style:family="table-cell">
      <style:table-cell-properties fo:padding="0.097cm" fo:border-left="0.05pt solid #000000" fo:border-right="none" fo:border-top="none" fo:border-bottom="0.05pt solid #000000"/>
    </style:style>
    <style:style style:name="Tabella4.C22" style:family="table-cell">
      <style:table-cell-properties fo:padding="0.097cm" fo:border-left="0.05pt solid #000000" fo:border-right="none" fo:border-top="none" fo:border-bottom="0.05pt solid #000000"/>
    </style:style>
    <style:style style:name="Tabella4.D22" style:family="table-cell">
      <style:table-cell-properties fo:padding="0.097cm" fo:border-left="0.05pt solid #000000" fo:border-right="none" fo:border-top="none" fo:border-bottom="0.05pt solid #000000"/>
    </style:style>
    <style:style style:name="Tabella4.E22" style:family="table-cell">
      <style:table-cell-properties fo:padding="0.097cm" fo:border-left="0.05pt solid #000000" fo:border-right="none" fo:border-top="none" fo:border-bottom="0.05pt solid #000000"/>
    </style:style>
    <style:style style:name="Tabella4.F22" style:family="table-cell">
      <style:table-cell-properties fo:padding="0.097cm" fo:border-left="0.05pt solid #000000" fo:border-right="none" fo:border-top="none" fo:border-bottom="0.05pt solid #000000"/>
    </style:style>
    <style:style style:name="Tabella4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none" fo:border-top="none" fo:border-bottom="0.05pt solid #000000"/>
    </style:style>
    <style:style style:name="Tabella4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5" style:family="table-cell">
      <style:table-cell-properties fo:padding="0.097cm" fo:border-left="0.05pt solid #000000" fo:border-right="none" fo:border-top="none" fo:border-bottom="0.05pt solid #000000"/>
    </style:style>
    <style:style style:name="Tabella4.B25" style:family="table-cell">
      <style:table-cell-properties fo:padding="0.097cm" fo:border-left="0.05pt solid #000000" fo:border-right="none" fo:border-top="none" fo:border-bottom="0.05pt solid #000000"/>
    </style:style>
    <style:style style:name="Tabella4.C25" style:family="table-cell">
      <style:table-cell-properties fo:padding="0.097cm" fo:border-left="0.05pt solid #000000" fo:border-right="none" fo:border-top="none" fo:border-bottom="0.05pt solid #000000"/>
    </style:style>
    <style:style style:name="Tabella4.D25" style:family="table-cell">
      <style:table-cell-properties fo:padding="0.097cm" fo:border-left="0.05pt solid #000000" fo:border-right="none" fo:border-top="none" fo:border-bottom="0.05pt solid #000000"/>
    </style:style>
    <style:style style:name="Tabella4.G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6" style:family="table-cell">
      <style:table-cell-properties fo:padding="0.097cm" fo:border-left="0.05pt solid #000000" fo:border-right="none" fo:border-top="none" fo:border-bottom="0.05pt solid #000000"/>
    </style:style>
    <style:style style:name="Tabella4.B26" style:family="table-cell">
      <style:table-cell-properties fo:padding="0.097cm" fo:border-left="0.05pt solid #000000" fo:border-right="none" fo:border-top="none" fo:border-bottom="0.05pt solid #000000"/>
    </style:style>
    <style:style style:name="Tabella4.C26" style:family="table-cell">
      <style:table-cell-properties fo:padding="0.097cm" fo:border-left="0.05pt solid #000000" fo:border-right="none" fo:border-top="none" fo:border-bottom="0.05pt solid #000000"/>
    </style:style>
    <style:style style:name="Tabella4.D26" style:family="table-cell">
      <style:table-cell-properties fo:padding="0.097cm" fo:border-left="0.05pt solid #000000" fo:border-right="none" fo:border-top="none" fo:border-bottom="0.05pt solid #000000"/>
    </style:style>
    <style:style style:name="Tabella4.E26" style:family="table-cell">
      <style:table-cell-properties fo:padding="0.097cm" fo:border-left="0.05pt solid #000000" fo:border-right="none" fo:border-top="none" fo:border-bottom="0.05pt solid #000000"/>
    </style:style>
    <style:style style:name="Tabella4.F26" style:family="table-cell">
      <style:table-cell-properties fo:padding="0.097cm" fo:border-left="0.05pt solid #000000" fo:border-right="none" fo:border-top="none" fo:border-bottom="0.05pt solid #000000"/>
    </style:style>
    <style:style style:name="Tabella4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padding="0.097cm" fo:border-left="0.05pt solid #000000" fo:border-right="none" fo:border-top="none" fo:border-bottom="0.05pt solid #000000"/>
    </style:style>
    <style:style style:name="Tabella4.B27" style:family="table-cell">
      <style:table-cell-properties fo:padding="0.097cm" fo:border-left="0.05pt solid #000000" fo:border-right="none" fo:border-top="none" fo:border-bottom="0.05pt solid #000000"/>
    </style:style>
    <style:style style:name="Tabella4.C27" style:family="table-cell">
      <style:table-cell-properties fo:padding="0.097cm" fo:border-left="0.05pt solid #000000" fo:border-right="none" fo:border-top="none" fo:border-bottom="0.05pt solid #000000"/>
    </style:style>
    <style:style style:name="Tabella4.D27" style:family="table-cell">
      <style:table-cell-properties fo:padding="0.097cm" fo:border-left="0.05pt solid #000000" fo:border-right="none" fo:border-top="none" fo:border-bottom="0.05pt solid #000000"/>
    </style:style>
    <style:style style:name="Tabella4.G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8" style:family="table-cell">
      <style:table-cell-properties fo:padding="0.097cm" fo:border-left="0.05pt solid #000000" fo:border-right="none" fo:border-top="none" fo:border-bottom="0.05pt solid #000000"/>
    </style:style>
    <style:style style:name="Tabella4.G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D29" style:family="table-cell">
      <style:table-cell-properties fo:padding="0.097cm" fo:border-left="0.05pt solid #000000" fo:border-right="none" fo:border-top="none" fo:border-bottom="0.05pt solid #000000"/>
    </style:style>
    <style:style style:name="Tabella4.G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 style:master-page-name="">
      <style:table-properties style:width="28.891cm" style:page-number="auto" table:align="left" style:shadow="none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1.6cm"/>
    </style:style>
    <style:style style:name="Tabella9.F" style:family="table-column">
      <style:table-column-properties style:column-width="2.649cm"/>
    </style:style>
    <style:style style:name="Tabella9.G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G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00" fo:padding-left="0.101cm" fo:padding-right="0.101cm" fo:padding-top="0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9.G6" style:family="table-cell">
      <style:table-cell-properties fo:background-color="#ff9900" fo:padding-left="0.101cm" fo:padding-right="0.101cm" fo:padding-top="0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G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none" fo:border-top="none" fo:border-bottom="0.05pt solid #000000"/>
    </style:style>
    <style:style style:name="Tabella9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06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07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09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bb6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757f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79140b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21d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1ff3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043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78bdf4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13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14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14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7757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7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8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ize="9pt" officeooo:rsid="007757f7" style:font-size-asian="9pt" style:font-size-complex="9pt"/>
    </style:style>
    <style:style style:name="T7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T14" style:family="text">
      <style:text-properties officeooo:rsid="00053239"/>
    </style:style>
    <style:style style:name="T15" style:family="text">
      <style:text-properties officeooo:rsid="000689a4"/>
    </style:style>
    <style:style style:name="T16" style:family="text">
      <style:text-properties officeooo:rsid="00131ee9"/>
    </style:style>
    <style:style style:name="T17" style:family="text">
      <style:text-properties officeooo:rsid="0014357a"/>
    </style:style>
    <style:style style:name="T18" style:family="text">
      <style:text-properties officeooo:rsid="00183096"/>
    </style:style>
    <style:style style:name="T19" style:family="text">
      <style:text-properties officeooo:rsid="001c4520"/>
    </style:style>
    <style:style style:name="T20" style:family="text">
      <style:text-properties fo:color="#000000"/>
    </style:style>
    <style:style style:name="T21" style:family="text">
      <style:text-properties fo:color="#000000" fo:font-size="6pt" style:font-size-asian="6pt" style:font-size-complex="6pt"/>
    </style:style>
    <style:style style:name="T22" style:family="text">
      <style:text-properties fo:color="#000000" officeooo:rsid="0014357a"/>
    </style:style>
    <style:style style:name="T23" style:family="text">
      <style:text-properties officeooo:rsid="006a2471"/>
    </style:style>
    <style:style style:name="T24" style:family="text">
      <style:text-properties officeooo:rsid="006bb6ce"/>
    </style:style>
    <style:style style:name="T25" style:family="text">
      <style:text-properties officeooo:rsid="006d6c58"/>
    </style:style>
    <style:style style:name="T26" style:family="text">
      <style:text-properties officeooo:rsid="0071ff37"/>
    </style:style>
    <style:style style:name="T27" style:family="text">
      <style:text-properties fo:font-size="8pt" officeooo:rsid="006d6c58" style:font-size-asian="8pt" style:font-size-complex="8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6d6c58" style:font-size-asian="6pt" style:font-size-complex="6pt"/>
    </style:style>
    <style:style style:name="T30" style:family="text">
      <style:text-properties officeooo:rsid="007757f7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45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8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8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8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8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8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8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8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98">Sotto-contratto</text:p>
            </table:table-cell>
            <table:table-cell table:style-name="Tabella2.A3" office:value-type="string">
              <text:p text:style-name="P98">Periodo</text:p>
            </table:table-cell>
            <table:table-cell table:style-name="Tabella2.A3" office:value-type="string">
              <text:p text:style-name="P98">Totale</text:p>
            </table:table-cell>
            <table:table-cell table:style-name="Tabella2.A3" office:value-type="string">
              <text:p text:style-name="P98">Partner</text:p>
            </table:table-cell>
            <table:table-cell table:style-name="Tabella2.A3" office:value-type="string">
              <text:p text:style-name="P98">Dipartimento</text:p>
            </table:table-cell>
            <table:table-cell table:style-name="Tabella2.A2" office:value-type="string">
              <text:p text:style-name="P98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99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5"/>
          </table:table-cell>
          <table:table-cell table:style-name="Tabella2.C7" office:value-type="string">
            <text:p text:style-name="P105"/>
          </table:table-cell>
          <table:table-cell table:style-name="Tabella2.D7" office:value-type="string">
            <text:p text:style-name="P105"/>
          </table:table-cell>
          <table:table-cell table:style-name="Tabella2.E7" office:value-type="string">
            <text:p text:style-name="P105"/>
          </table:table-cell>
          <table:table-cell table:style-name="Tabella2.F7" office:value-type="string">
            <text:p text:style-name="P105"/>
          </table:table-cell>
        </table:table-row>
        <table:table-row>
          <table:table-cell table:style-name="Tabella2.A7" office:value-type="string">
            <text:p text:style-name="P46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47"><text:placeholder text:placeholder-type="text">&lt;formatLang(contract.date_start, date=True) if contract.date_start else ""&gt;</text:placeholder></text:p>
            <text:p text:style-name="P47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48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6"><text:placeholder text:placeholder-type="text">&lt;contract.partner_id.name&gt;</text:placeholder></text:p>
          </table:table-cell>
          <table:table-cell table:style-name="Tabella2.E7" office:value-type="string">
            <text:p text:style-name="P46"><text:placeholder text:placeholder-type="text">&lt;subcontract.department_id.name&gt;</text:placeholder></text:p>
          </table:table-cell>
          <table:table-cell table:style-name="Tabella2.F7" office:value-type="string">
            <text:p text:style-name="P46">Op: <text:placeholder text:placeholder-type="text">&lt;subcontract.default_operation&gt;</text:placeholder></text:p>
            <text:p text:style-name="P46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5"/>
          </table:table-cell>
          <table:table-cell table:style-name="Tabella2.C8" office:value-type="string">
            <text:p text:style-name="P105"/>
          </table:table-cell>
          <table:table-cell table:style-name="Tabella2.D8" office:value-type="string">
            <text:p text:style-name="P105"/>
          </table:table-cell>
          <table:table-cell table:style-name="Tabella2.E8" office:value-type="string">
            <text:p text:style-name="P105"/>
          </table:table-cell>
          <table:table-cell table:style-name="Tabella2.F8" office:value-type="string">
            <text:p text:style-name="P105"/>
          </table:table-cell>
        </table:table-row>
        <table:table-row table:style-name="Tabella2.9">
          <table:table-cell table:style-name="Tabella2.A9" table:number-columns-spanned="6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3"><text:placeholder text:placeholder-type="text">&lt;if test="not test_part('invoice', data)"&gt;</text:placeholder><text:span text:style-name="T21"><text:text-input text:description="&lt;for each=&quot;invoice in invoice_proxy(contract.id,data)&quot;&gt;">loop invoice</text:text-input></text:span><text:span text:style-name="T21"><text:text-input text:description="&lt;/for&gt;">end invoice</text:text-input></text:span><text:span text:style-name="T21"><text:text-input text:description="&lt;for each=&quot;subcontract in contract.child_ids&quot;&gt;">loop subcontract</text:text-input></text:span><text:span text:style-name="T21"><text:text-input text:description="&lt;for each=&quot;subinvoice in invoice_proxy(subcontract.id,data)&quot;&gt;">loop subinvoice subcontract</text:text-input></text:span><text:span text:style-name="T21"><text:text-input text:description="&lt;/for&gt;">end subinvoice subcontract</text:text-input></text:span><text:span text:style-name="T21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3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2">SEZIONE: RICAVI (<text:span text:style-name="T19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09">Fatturazioni contratto principale</text:p>
            </table:table-cell>
            <table:table-cell table:style-name="Tabella7.A4" office:value-type="string">
              <text:p text:style-name="P110">Data</text:p>
            </table:table-cell>
            <table:table-cell table:style-name="Tabella7.A4" office:value-type="string">
              <text:p text:style-name="P110">Quantità</text:p>
            </table:table-cell>
            <table:table-cell table:style-name="Tabella7.A3" office:value-type="string">
              <text:p text:style-name="P110">Totale</text:p>
            </table:table-cell>
          </table:table-row>
          <table:table-row>
            <table:table-cell table:style-name="Tabella7.A3" table:number-columns-spanned="4" office:value-type="string">
              <text:p text:style-name="P89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78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4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1"><text:placeholder text:placeholder-type="text">&lt;invoice.name&gt;</text:placeholder></text:p>
          </table:table-cell>
          <table:table-cell table:style-name="Tabella7.B16" office:value-type="string">
            <text:p text:style-name="P62"><text:placeholder text:placeholder-type="text">&lt;formatLang(invoice.date, date=True)&gt;</text:placeholder></text:p>
          </table:table-cell>
          <table:table-cell table:style-name="Tabella7.C16" office:value-type="string">
            <text:p text:style-name="P53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3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7.D10" office:value-type="string">
            <text:p text:style-name="P57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4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09">Fatturazioni sotto-contratti</text:p>
          </table:table-cell>
          <table:table-cell table:style-name="Tabella7.A14" office:value-type="string">
            <text:p text:style-name="P110">Data</text:p>
          </table:table-cell>
          <table:table-cell table:style-name="Tabella7.A14" office:value-type="string">
            <text:p text:style-name="P110">Quantità</text:p>
          </table:table-cell>
          <table:table-cell table:style-name="Tabella7.D14" office:value-type="string">
            <text:p text:style-name="P110">Totale</text:p>
          </table:table-cell>
        </table:table-row>
        <table:table-row>
          <table:table-cell table:style-name="Tabella7.A15" table:number-columns-spanned="4" office:value-type="string">
            <text:p text:style-name="P9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0"><text:placeholder text:placeholder-type="text">&lt;subinvoice.name&gt;</text:placeholder></text:p>
          </table:table-cell>
          <table:table-cell table:style-name="Tabella7.B16" office:value-type="string">
            <text:p text:style-name="P62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4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4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7.D10" office:value-type="string">
            <text:p text:style-name="P66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4"><text:placeholder text:placeholder-type="text">&lt;if test="not test_part('cost', data)"&gt;</text:placeholder><text:span text:style-name="T20"><text:text-input text:description="&lt;for each=&quot;cost in cost_proxy(contract.id,data)&quot;&gt;">loop cost cotract</text:text-input></text:span><text:span text:style-name="T20"><text:text-input text:description="&lt;/for&gt;">end cost contract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cost in cost_proxy(subcontract.id,data)&quot;&gt;">loop cost subcontract</text:text-input></text:span><text:span text:style-name="T20"><text:text-input text:description="&lt;/for&gt;">end cost subcontract</text:text-input></text:span><text:span text:style-name="T20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4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8">SEZIONE: COSTI <text:span text:style-name="T23">TRASPORTI o uso APPARECCHIATU</text:span>RE <text:span text:style-name="T15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09">Costi contratto principale</text:p>
            </table:table-cell>
            <table:table-cell table:style-name="Tabella5.A4" office:value-type="string">
              <text:p text:style-name="P110">Prodotto</text:p>
            </table:table-cell>
            <table:table-cell table:style-name="Tabella5.A4" office:value-type="string">
              <text:p text:style-name="P110">Data</text:p>
            </table:table-cell>
            <table:table-cell table:style-name="Tabella5.A4" office:value-type="string">
              <text:p text:style-name="P110">Quantità</text:p>
            </table:table-cell>
            <table:table-cell table:style-name="Tabella5.A3" office:value-type="string">
              <text:p text:style-name="P110">Costo</text:p>
            </table:table-cell>
          </table:table-row>
          <table:table-row>
            <table:table-cell table:style-name="Tabella5.A3" table:number-columns-spanned="5" office:value-type="string">
              <text:p text:style-name="P87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79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4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6" office:value-type="string">
            <text:p text:style-name="P51"><text:placeholder text:placeholder-type="text">&lt;cost.name&gt;</text:placeholder></text:p>
          </table:table-cell>
          <table:table-cell table:style-name="Tabella5.B16" office:value-type="string">
            <text:p text:style-name="P60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2"><text:placeholder text:placeholder-type="text">&lt;format_data_italian(cost.date)&gt;</text:placeholder></text:p>
          </table:table-cell>
          <table:table-cell table:style-name="Tabella5.D15" office:value-type="string">
            <text:p text:style-name="P53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3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57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08"/>
          </table:table-cell>
          <table:table-cell table:style-name="Tabella5.C16" office:value-type="string">
            <text:p text:style-name="P106"/>
          </table:table-cell>
          <table:table-cell table:style-name="Tabella5.D16" table:number-columns-spanned="2" office:value-type="string">
            <text:p text:style-name="P106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09">Costi sotto-contratti</text:p>
          </table:table-cell>
          <table:table-cell table:style-name="Tabella5.A13" office:value-type="string">
            <text:p text:style-name="P110">Prodotto</text:p>
          </table:table-cell>
          <table:table-cell table:style-name="Tabella5.A13" office:value-type="string">
            <text:p text:style-name="P110">Data</text:p>
          </table:table-cell>
          <table:table-cell table:style-name="Tabella5.A13" office:value-type="string">
            <text:p text:style-name="P110">Quantità</text:p>
          </table:table-cell>
          <table:table-cell table:style-name="Tabella5.E13" office:value-type="string">
            <text:p text:style-name="P110">Costo</text:p>
          </table:table-cell>
        </table:table-row>
        <table:table-row>
          <table:table-cell table:style-name="Tabella5.A16" office:value-type="string">
            <text:p text:style-name="P91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6" office:value-type="string">
            <text:p text:style-name="P60"><text:placeholder text:placeholder-type="text">&lt;subcost.name&gt;</text:placeholder></text:p>
          </table:table-cell>
          <table:table-cell table:style-name="Tabella5.B16" office:value-type="string">
            <text:p text:style-name="P60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2"><text:placeholder text:placeholder-type="text">&lt;format_data_italian(subcost.date)&gt;</text:placeholder></text:p>
          </table:table-cell>
          <table:table-cell table:style-name="Tabella5.D15" office:value-type="string">
            <text:p text:style-name="P64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4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9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6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08"/>
          </table:table-cell>
          <table:table-cell table:style-name="Tabella5.C18" office:value-type="string">
            <text:p text:style-name="P106"/>
          </table:table-cell>
          <table:table-cell table:style-name="Tabella5.D18" table:number-columns-spanned="2" office:value-type="string">
            <text:p text:style-name="P106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5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3">SEZIONE: <text:span text:style-name="T16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3">Descrizione scrittura partita doppia</text:p>
            </table:table-cell>
            <table:table-cell table:style-name="Tabella3.A4" office:value-type="string">
              <text:p text:style-name="P111">Data</text:p>
            </table:table-cell>
            <table:table-cell table:style-name="Tabella3.C4" office:value-type="string">
              <text:p text:style-name="P112">Costo</text:p>
            </table:table-cell>
          </table:table-row>
          <table:table-row>
            <table:table-cell table:style-name="Tabella3.A3" table:number-columns-spanned="3" office:value-type="string">
              <text:p text:style-name="P90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1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96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1"/>
          </table:table-cell>
          <table:table-cell table:style-name="Tabella3.C7" office:value-type="string">
            <text:p text:style-name="P41"/>
          </table:table-cell>
        </table:table-row>
        <table:table-row>
          <table:table-cell table:style-name="Tabella3.A8" office:value-type="string">
            <text:p text:style-name="P52"><text:placeholder text:placeholder-type="text">&lt;supplier.name&gt;</text:placeholder> <text:placeholder text:placeholder-type="text">&lt;supplier.expense_id.partner or ''&gt;</text:placeholder></text:p>
          </table:table-cell>
          <table:table-cell table:style-name="Tabella3.B8" office:value-type="string">
            <text:p text:style-name="P56"><text:placeholder text:placeholder-type="text">&lt;formatLang(supplier.date, date=True)&gt;</text:placeholder></text:p>
          </table:table-cell>
          <table:table-cell table:style-name="Tabella3.C8" office:value-type="string">
            <text:p text:style-name="P54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0"><text:text-input text:description="&lt;/for&gt;">end supplier</text:text-input></text:p>
          </table:table-cell>
          <table:table-cell table:style-name="Tabella3.B9" office:value-type="string">
            <text:p text:style-name="P41"/>
          </table:table-cell>
          <table:table-cell table:style-name="Tabella3.C9" office:value-type="string">
            <text:p text:style-name="P41"/>
          </table:table-cell>
        </table:table-row>
        <table:table-row>
          <table:table-cell table:style-name="Tabella3.A10" table:number-columns-spanned="2" office:value-type="string">
            <text:p text:style-name="P18">TOTALI</text:p>
          </table:table-cell>
          <table:covered-table-cell/>
          <table:table-cell table:style-name="Tabella3.C10" office:value-type="string">
            <text:p text:style-name="P58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5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07"/>
          </table:table-cell>
          <table:table-cell table:style-name="Tabella3.C11" office:value-type="string">
            <text:p text:style-name="P107"/>
          </table:table-cell>
        </table:table-row>
        <table:table-row>
          <table:table-cell table:style-name="Tabella3.A12" table:number-columns-spanned="3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3">Descrizione scrittura partita doppia</text:p>
          </table:table-cell>
          <table:table-cell table:style-name="Tabella3.A13" office:value-type="string">
            <text:p text:style-name="P111">Data</text:p>
          </table:table-cell>
          <table:table-cell table:style-name="Tabella3.C13" office:value-type="string">
            <text:p text:style-name="P113">Costo</text:p>
          </table:table-cell>
        </table:table-row>
        <table:table-row>
          <table:table-cell table:style-name="Tabella3.A14" office:value-type="string">
            <text:p text:style-name="P92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4"/>
          </table:table-cell>
          <table:table-cell table:style-name="Tabella3.C14" office:value-type="string">
            <text:p text:style-name="P44"/>
          </table:table-cell>
        </table:table-row>
        <table:table-row>
          <table:table-cell table:style-name="Tabella3.A15" office:value-type="string">
            <text:p text:style-name="P61"><text:placeholder text:placeholder-type="text">&lt;subsupplier.name&gt;</text:placeholder> <text:span text:style-name="T12"><text:placeholder text:placeholder-type="text">&lt;subsupplier.expense_id.partner or ''&gt;</text:placeholder></text:span></text:p>
          </table:table-cell>
          <table:table-cell table:style-name="Tabella3.B15" office:value-type="string">
            <text:p text:style-name="P63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5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7"><text:text-input text:description="&lt;/for&gt;">end supplier subcontract</text:text-input></text:span></text:p>
          </table:table-cell>
          <table:table-cell table:style-name="Tabella3.B16" office:value-type="string">
            <text:p text:style-name="P44"/>
          </table:table-cell>
          <table:table-cell table:style-name="Tabella3.C16" office:value-type="string">
            <text:p text:style-name="P44"/>
          </table:table-cell>
        </table:table-row>
        <table:table-row>
          <table:table-cell table:style-name="Tabella3.A17" table:number-columns-spanned="2" office:value-type="string">
            <text:p text:style-name="P22">TOTALI</text:p>
          </table:table-cell>
          <table:covered-table-cell/>
          <table:table-cell table:style-name="Tabella3.C10" office:value-type="string">
            <text:p text:style-name="P59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07"/>
          </table:table-cell>
          <table:table-cell table:style-name="Tabella3.C18" office:value-type="string">
            <text:p text:style-name="P107"/>
          </table:table-cell>
        </table:table-row>
        <table:table-row>
          <table:table-cell table:style-name="Tabella3.A19" table:number-columns-spanned="3" office:value-type="string">
            <text:p text:style-name="P88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3"><text:placeholder text:placeholder-type="text">&lt;if test="not test_part('supplier', data)"&gt;</text:placeholder><text:span text:style-name="T22"><text:text-input text:description="&lt;for each=&quot;supplier in supplier_proxy(contract.id,data)&quot;&gt;">loop supplier</text:text-input></text:span><text:span text:style-name="T22"><text:text-input text:description="&lt;/for&gt;">end supplier</text:text-input></text:span><text:span text:style-name="T22"><text:text-input text:description="&lt;for each=&quot;subcontract in contract.child_ids&quot;&gt;">loop subcontracts</text:text-input></text:span><text:span text:style-name="T22"><text:text-input text:description="&lt;for each=&quot;subsupplier in supplier_proxy(subcontract.id,data)&quot;&gt;">loop subsupplier subcontract</text:text-input></text:span><text:span text:style-name="T22"><text:text-input text:description="&lt;/for&gt;">end supplier subcontract</text:text-input></text:span><text:span text:style-name="T22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5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2">SEZIONE: COSTI AMMINISTRATIVI <text:span text:style-name="T14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6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0">Descrizione costo</text:p>
            </table:table-cell>
            <table:table-cell table:style-name="Tabella10.A4" office:value-type="string">
              <text:p text:style-name="P110">Fattura</text:p>
            </table:table-cell>
            <table:table-cell table:style-name="Tabella10.A4" office:value-type="string">
              <text:p text:style-name="P110">Data</text:p>
            </table:table-cell>
            <table:table-cell table:style-name="Tabella10.A3" office:value-type="string">
              <text:p text:style-name="P110">Importo</text:p>
            </table:table-cell>
          </table:table-row>
          <table:table-row>
            <table:table-cell table:style-name="Tabella10.A3" table:number-columns-spanned="4" office:value-type="string">
              <text:p text:style-name="P88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0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4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6" office:value-type="string">
            <text:p text:style-name="P51">Costo commerciale su fatturato ( <text:placeholder text:placeholder-type="text">&lt;contract.commercial_rate&gt;</text:placeholder> % )</text:p>
            <text:p text:style-name="P51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5"><text:placeholder text:placeholder-type="text">&lt;invoice.name&gt;</text:placeholder></text:p>
          </table:table-cell>
          <table:table-cell table:style-name="Tabella10.B8" office:value-type="string">
            <text:p text:style-name="P62"><text:placeholder text:placeholder-type="text">&lt;format_data_italian(invoice.date)&gt;</text:placeholder></text:p>
          </table:table-cell>
          <table:table-cell table:style-name="Tabella10.D16" office:value-type="string">
            <text:p text:style-name="P53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39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7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10.D10" office:value-type="string">
            <text:p text:style-name="P57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4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08"/>
          </table:table-cell>
          <table:table-cell table:style-name="Tabella10.C16" office:value-type="string">
            <text:p text:style-name="P106"/>
          </table:table-cell>
          <table:table-cell table:style-name="Tabella10.D16" office:value-type="string">
            <text:p text:style-name="P106"/>
          </table:table-cell>
        </table:table-row>
        <table:table-row>
          <table:table-cell table:style-name="Tabella10.A12" table:number-columns-spanned="4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0">Descrizione costo</text:p>
          </table:table-cell>
          <table:table-cell table:style-name="Tabella10.B13" office:value-type="string">
            <text:p text:style-name="P110">Fattura</text:p>
          </table:table-cell>
          <table:table-cell table:style-name="Tabella10.C13" office:value-type="string">
            <text:p text:style-name="P110">Data</text:p>
          </table:table-cell>
          <table:table-cell table:style-name="Tabella10.D13" office:value-type="string">
            <text:p text:style-name="P110">Importo</text:p>
          </table:table-cell>
        </table:table-row>
        <table:table-row>
          <table:table-cell table:style-name="Tabella10.A16" office:value-type="string">
            <text:p text:style-name="P9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6" office:value-type="string">
            <text:p text:style-name="P60">Costo commerciale su fatturato ( <text:placeholder text:placeholder-type="text">&lt;contract.commercial_rate&gt;</text:placeholder> % )</text:p>
            <text:p text:style-name="P60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0"><text:placeholder text:placeholder-type="text">&lt;subinvoice.name&gt;</text:placeholder></text:p>
          </table:table-cell>
          <table:table-cell table:style-name="Tabella10.B8" office:value-type="string">
            <text:p text:style-name="P62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4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7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10.D17" office:value-type="string">
            <text:p text:style-name="P66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08"/>
          </table:table-cell>
          <table:table-cell table:style-name="Tabella10.C18" office:value-type="string">
            <text:p text:style-name="P106"/>
          </table:table-cell>
          <table:table-cell table:style-name="Tabella10.D18" office:value-type="string">
            <text:p text:style-name="P106"/>
          </table:table-cell>
        </table:table-row>
        <table:table-row>
          <table:table-cell table:style-name="Tabella10.A19" table:number-columns-spanned="4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2"><text:placeholder text:placeholder-type="text">&lt;if test="not test_part('intervent', data)"&gt;</text:placeholder><text:span text:style-name="T20"><text:text-input text:description="&lt;for each=&quot;intervent in intervent_proxy(contract.id,data)&quot;&gt;">loop intervent contract</text:text-input></text:span><text:span text:style-name="T20"><text:text-input text:description="&lt;/for&gt;">end intervent contract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intervent in intervent_proxy(subcontract.id,data)&quot;&gt;">loop subintervent subcontract</text:text-input></text:span><text:span text:style-name="T20"><text:text-input text:description="&lt;/for&gt;">end intervent subcontract</text:text-input></text:span><text:span text:style-name="T20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77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2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6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0">Interventi contratto principale</text:p>
            </table:table-cell>
            <table:table-cell table:style-name="Tabella4.A4" office:value-type="string">
              <text:p text:style-name="P110">Addetto</text:p>
            </table:table-cell>
            <table:table-cell table:style-name="Tabella4.A4" office:value-type="string">
              <text:p text:style-name="P110">Data</text:p>
            </table:table-cell>
            <table:table-cell table:style-name="Tabella4.A4" office:value-type="string">
              <text:p text:style-name="P110">Orario </text:p>
            </table:table-cell>
            <table:table-cell table:style-name="Tabella4.A4" office:value-type="string">
              <text:p text:style-name="P110">Costo</text:p>
            </table:table-cell>
            <table:table-cell table:style-name="Tabella4.A4" office:value-type="string">
              <text:p text:style-name="P110">Ricavo</text:p>
            </table:table-cell>
            <table:table-cell table:style-name="Tabella4.G4" office:value-type="string">
              <text:p text:style-name="P110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3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94"><text:text-input text:description="&lt;for each=&quot;intervent in intervent_proxy(contract.id,data)&quot;&gt;">loop intervent contract</text:text-input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51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29" office:value-type="string">
            <text:p text:style-name="P60"><text:placeholder text:placeholder-type="text">&lt;intervent.user_id.name&gt;</text:placeholder></text:p>
          </table:table-cell>
          <table:table-cell table:style-name="Tabella4.C29" office:value-type="string">
            <text:p text:style-name="P55"><text:placeholder text:placeholder-type="text">&lt;formatLang(intervent.date, date=True)&gt;</text:placeholder></text:p>
          </table:table-cell>
          <table:table-cell table:style-name="Tabella4.D22" office:value-type="string">
            <text:p text:style-name="P53"><text:s/><text:placeholder text:placeholder-type="text">&lt;formatLang(intervent.unit_amount)&gt;</text:placeholder></text:p>
          </table:table-cell>
          <table:table-cell table:style-name="Tabella4.F22" office:value-type="string">
            <text:p text:style-name="P53"><text:placeholder text:placeholder-type="text">&lt;formatLang(intervent.amount)&gt;</text:placeholder></text:p>
          </table:table-cell>
          <table:table-cell table:style-name="Tabella4.F22" office:value-type="string">
            <text:p text:style-name="P53"><text:placeholder text:placeholder-type="text">&lt;formatLang((contract.price_operation or 0.0) * (intervent.amount_operation or 0.0))&gt;</text:placeholder></text:p>
          </table:table-cell>
          <table:table-cell table:style-name="Tabella4.G29" office:value-type="string">
            <text:p text:style-name="P51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9" office:value-type="string">
            <text:p text:style-name="P116"><text:text-input text:description="&lt;/for&gt;">end intervent contract</text:text-input></text:p>
          </table:table-cell>
          <table:table-cell table:style-name="Tabella4.B9" office:value-type="string">
            <text:p text:style-name="P60"/>
          </table:table-cell>
          <table:table-cell table:style-name="Tabella4.C9" office:value-type="string">
            <text:p text:style-name="P55"/>
          </table:table-cell>
          <table:table-cell table:style-name="Tabella4.D9" table:number-columns-spanned="3" office:value-type="string">
            <text:p text:style-name="P53"/>
          </table:table-cell>
          <table:covered-table-cell/>
          <table:covered-table-cell/>
          <table:table-cell table:style-name="Tabella4.G9" office:value-type="string">
            <text:p text:style-name="P51"/>
          </table:table-cell>
        </table:table-row>
        <table:table-row>
          <table:table-cell table:style-name="Tabella4.A10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0" office:value-type="string">
            <text:p text:style-name="P57"><text:placeholder text:placeholder-type="text">&lt;formatLang(get_totals('hour'))&gt;</text:placeholder></text:p>
          </table:table-cell>
          <table:table-cell table:style-name="Tabella4.D10" office:value-type="string">
            <text:p text:style-name="P57"><text:placeholder text:placeholder-type="text">&lt;formatLang(get_totals('hour_cost'))&gt;</text:placeholder></text:p>
          </table:table-cell>
          <table:table-cell table:style-name="Tabella4.D10" office:value-type="string">
            <text:p text:style-name="P57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51"/>
          </table:table-cell>
        </table:table-row>
        <table:table-row>
          <table:table-cell table:style-name="Tabella4.A11" table:number-columns-spanned="7" office:value-type="string">
            <text:p text:style-name="P145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94"><text:span text:style-name="T24"><text:text-input text:description="&lt;for each=&quot;intervent in refound_proxy(contract.id,data)&quot;&gt;">loop refound contract</text:text-input></text:span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51"><text:placeholder text:placeholder-type="text">&lt;intervent.name&gt;</text:placeholder></text:p>
          </table:table-cell>
          <table:table-cell table:style-name="Tabella4.B29" office:value-type="string">
            <text:p text:style-name="P60"><text:placeholder text:placeholder-type="text">&lt;intervent.user_id.name&gt;</text:placeholder></text:p>
          </table:table-cell>
          <table:table-cell table:style-name="Tabella4.C29" office:value-type="string">
            <text:p text:style-name="P55"><text:placeholder text:placeholder-type="text">&lt;formatLang(intervent.date, date=True)&gt;</text:placeholder></text:p>
          </table:table-cell>
          <table:table-cell table:style-name="Tabella4.D13" office:value-type="string">
            <text:p text:style-name="P53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3"><text:placeholder text:placeholder-type="text">&lt;formatLang(intervent.amount)&gt;</text:placeholder></text:p>
          </table:table-cell>
          <table:table-cell table:style-name="Tabella4.F13" office:value-type="string">
            <text:p text:style-name="P55">/</text:p>
          </table:table-cell>
          <table:table-cell table:style-name="Tabella4.G29" office:value-type="string">
            <text:p text:style-name="P55"><text:s/>/</text:p>
          </table:table-cell>
        </table:table-row>
        <table:table-row>
          <table:table-cell table:style-name="Tabella4.A29" office:value-type="string">
            <text:p text:style-name="P13"><text:span text:style-name="T24"><text:text-input text:description="&lt;/for&gt;">end refound contract</text:text-input></text:span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8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0" office:value-type="string">
            <text:p text:style-name="P138">/</text:p>
          </table:table-cell>
          <table:table-cell table:style-name="Tabella4.D10" office:value-type="string">
            <text:p text:style-name="P57"><text:placeholder text:placeholder-type="text">&lt;formatLang(get_totals('refound'))&gt;</text:placeholder></text:p>
          </table:table-cell>
          <table:table-cell table:style-name="Tabella4.D10" office:value-type="string">
            <text:p text:style-name="P138">/</text:p>
          </table:table-cell>
          <table:table-cell table:style-name="Tabella4.G15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4.B29" office:value-type="string">
            <text:p text:style-name="P108"/>
          </table:table-cell>
          <table:table-cell table:style-name="Tabella4.C29" office:value-type="string">
            <text:p text:style-name="P106"/>
          </table:table-cell>
          <table:table-cell table:style-name="Tabella4.D29" table:number-columns-spanned="3" office:value-type="string">
            <text:p text:style-name="P106"/>
          </table:table-cell>
          <table:covered-table-cell/>
          <table:covered-table-cell/>
          <table:table-cell table:style-name="Tabella4.G16" office:value-type="string">
            <text:p text:style-name="P106"/>
          </table:table-cell>
        </table:table-row>
        <table:table-row>
          <table:table-cell table:style-name="Tabella4.A17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8" table:number-columns-spanned="7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110">Interventi sotto-contratti</text:p>
          </table:table-cell>
          <table:table-cell table:style-name="Tabella4.A19" office:value-type="string">
            <text:p text:style-name="P110">Addetto</text:p>
          </table:table-cell>
          <table:table-cell table:style-name="Tabella4.A19" office:value-type="string">
            <text:p text:style-name="P110">Data</text:p>
          </table:table-cell>
          <table:table-cell table:style-name="Tabella4.A19" office:value-type="string">
            <text:p text:style-name="P110">Orario</text:p>
          </table:table-cell>
          <table:table-cell table:style-name="Tabella4.A19" office:value-type="string">
            <text:p text:style-name="P110">Costo</text:p>
          </table:table-cell>
          <table:table-cell table:style-name="Tabella4.A19" office:value-type="string">
            <text:p text:style-name="P110">Ricavo</text:p>
          </table:table-cell>
          <table:table-cell table:style-name="Tabella4.G19" office:value-type="string">
            <text:p text:style-name="P110">Città - Cantiere</text:p>
          </table:table-cell>
        </table:table-row>
        <table:table-row>
          <table:table-cell table:style-name="Tabella4.A29" office:value-type="string">
            <text:p text:style-name="P91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29" office:value-type="string">
            <text:p text:style-name="P42"/>
          </table:table-cell>
          <table:table-cell table:style-name="Tabella4.C29" office:value-type="string">
            <text:p text:style-name="P43"/>
          </table:table-cell>
          <table:table-cell table:style-name="Tabella4.D29" table:number-columns-spanned="3" office:value-type="string">
            <text:p text:style-name="P43"/>
          </table:table-cell>
          <table:covered-table-cell/>
          <table:covered-table-cell/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60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29" office:value-type="string">
            <text:p text:style-name="P60"><text:placeholder text:placeholder-type="text">&lt;subintervent.user_id.name&gt;</text:placeholder></text:p>
          </table:table-cell>
          <table:table-cell table:style-name="Tabella4.C29" office:value-type="string">
            <text:p text:style-name="P62"><text:placeholder text:placeholder-type="text">&lt;formatLang(subintervent.date, date=True)&gt;</text:placeholder></text:p>
          </table:table-cell>
          <table:table-cell table:style-name="Tabella4.D22" office:value-type="string">
            <text:p text:style-name="P64"><text:s/><text:placeholder text:placeholder-type="text">&lt;formatLang(subintervent.unit_amount)&gt;</text:placeholder></text:p>
          </table:table-cell>
          <table:table-cell table:style-name="Tabella4.F22" office:value-type="string">
            <text:p text:style-name="P64"><text:placeholder text:placeholder-type="text">&lt;formatLang(subintervent.amount)&gt;</text:placeholder></text:p>
          </table:table-cell>
          <table:table-cell table:style-name="Tabella4.F22" office:value-type="string">
            <text:p text:style-name="P64"><text:placeholder text:placeholder-type="text">&lt;formatLang((contract.price_operation or 0.0) * (subintervent.amount_operation or 0.0))&gt;</text:placeholder></text:p>
          </table:table-cell>
          <table:table-cell table:style-name="Tabella4.G29" office:value-type="string">
            <text:p text:style-name="P60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29" office:value-type="string">
            <text:p text:style-name="P117"><text:s text:c="4"/><text:span text:style-name="T30"><text:text-input text:description="&lt;/for&gt;">end subintervent subcontract</text:text-input></text:span></text:p>
          </table:table-cell>
          <table:table-cell table:style-name="Tabella4.B29" office:value-type="string">
            <text:p text:style-name="P60"/>
          </table:table-cell>
          <table:table-cell table:style-name="Tabella4.C29" office:value-type="string">
            <text:p text:style-name="P62"/>
          </table:table-cell>
          <table:table-cell table:style-name="Tabella4.D22" office:value-type="string">
            <text:p text:style-name="P64"/>
          </table:table-cell>
          <table:table-cell table:style-name="Tabella4.F22" office:value-type="string">
            <text:p text:style-name="P64"/>
          </table:table-cell>
          <table:table-cell table:style-name="Tabella4.F22" office:value-type="string">
            <text:p text:style-name="P64"/>
          </table:table-cell>
          <table:table-cell table:style-name="Tabella4.G29" office:value-type="string">
            <text:p text:style-name="P60"/>
          </table:table-cell>
        </table:table-row>
        <table:table-row>
          <table:table-cell table:style-name="Tabella4.A23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10" office:value-type="string">
            <text:p text:style-name="P66"><text:placeholder text:placeholder-type="text">&lt;formatLang(get_totals('hour'))&gt;</text:placeholder></text:p>
          </table:table-cell>
          <table:table-cell table:style-name="Tabella4.D10" office:value-type="string">
            <text:p text:style-name="P66"><text:placeholder text:placeholder-type="text">&lt;formatLang(get_totals('hour_cost'))&gt;</text:placeholder></text:p>
          </table:table-cell>
          <table:table-cell table:style-name="Tabella4.D10" office:value-type="string">
            <text:p text:style-name="P66"><text:placeholder text:placeholder-type="text">&lt;formatLang((contract.price_operation or 0.0) * get_totals('operation'))&gt;</text:placeholder></text:p>
          </table:table-cell>
          <table:table-cell table:style-name="Tabella4.G29" office:value-type="string">
            <text:p text:style-name="P60"/>
          </table:table-cell>
        </table:table-row>
        <table:table-row>
          <table:table-cell table:style-name="Tabella4.A24" table:number-columns-spanned="7" office:value-type="string">
            <text:p text:style-name="P145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146"><text:span text:style-name="T4"><text:s text:c="4"/></text:span><text:span text:style-name="T6"><text:text-input text:description="&lt;for each=&quot;subintervent in refound_proxy(subcontract.id,data)&quot;&gt;">loop subrefound subcontract</text:text-input></text:span></text:p>
          </table:table-cell>
          <table:table-cell table:style-name="Tabella4.B29" office:value-type="string">
            <text:p text:style-name="P42"/>
          </table:table-cell>
          <table:table-cell table:style-name="Tabella4.C29" office:value-type="string">
            <text:p text:style-name="P43"/>
          </table:table-cell>
          <table:table-cell table:style-name="Tabella4.D29" table:number-columns-spanned="3" office:value-type="string">
            <text:p text:style-name="P43"/>
          </table:table-cell>
          <table:covered-table-cell/>
          <table:covered-table-cell/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60"><text:placeholder text:placeholder-type="text">&lt;subintervent.name&gt;</text:placeholder></text:p>
          </table:table-cell>
          <table:table-cell table:style-name="Tabella4.B29" office:value-type="string">
            <text:p text:style-name="P60"><text:placeholder text:placeholder-type="text">&lt;subintervent.user_id.name&gt;</text:placeholder></text:p>
          </table:table-cell>
          <table:table-cell table:style-name="Tabella4.C29" office:value-type="string">
            <text:p text:style-name="P62"><text:placeholder text:placeholder-type="text">&lt;formatLang(subintervent.date, date=True)&gt;</text:placeholder></text:p>
          </table:table-cell>
          <table:table-cell table:style-name="Tabella4.D26" office:value-type="string">
            <text:p text:style-name="P64"><text:s/><text:placeholder text:placeholder-type="text">&lt;formatLang(subintervent.unit_amount)&gt;</text:placeholder></text:p>
          </table:table-cell>
          <table:table-cell table:style-name="Tabella4.F26" office:value-type="string">
            <text:p text:style-name="P64"><text:placeholder text:placeholder-type="text">&lt;formatLang(subintervent.amount)&gt;</text:placeholder></text:p>
          </table:table-cell>
          <table:table-cell table:style-name="Tabella4.F26" office:value-type="string">
            <text:p text:style-name="P62">/</text:p>
          </table:table-cell>
          <table:table-cell table:style-name="Tabella4.G29" office:value-type="string">
            <text:p text:style-name="P62">/</text:p>
          </table:table-cell>
        </table:table-row>
        <table:table-row>
          <table:table-cell table:style-name="Tabella4.A27" office:value-type="string">
            <text:p text:style-name="P117"><text:s text:c="4"/><text:span text:style-name="T30"><text:text-input text:description="&lt;/for&gt;">end subrefound subcontract</text:text-input></text:span></text:p>
          </table:table-cell>
          <table:table-cell table:style-name="Tabella4.B27" office:value-type="string">
            <text:p text:style-name="P42"/>
          </table:table-cell>
          <table:table-cell table:style-name="Tabella4.C27" office:value-type="string">
            <text:p text:style-name="P43"/>
          </table:table-cell>
          <table:table-cell table:style-name="Tabella4.D27" table:number-columns-spanned="3" office:value-type="string">
            <text:p text:style-name="P43"/>
          </table:table-cell>
          <table:covered-table-cell/>
          <table:covered-table-cell/>
          <table:table-cell table:style-name="Tabella4.G27" office:value-type="string">
            <text:p text:style-name="P43"/>
          </table:table-cell>
        </table:table-row>
        <table:table-row>
          <table:table-cell table:style-name="Tabella4.A28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10" office:value-type="string">
            <text:p text:style-name="P143">/</text:p>
          </table:table-cell>
          <table:table-cell table:style-name="Tabella4.D10" office:value-type="string">
            <text:p text:style-name="P66"><text:placeholder text:placeholder-type="text">&lt;formatLang(get_totals('refound'))&gt;</text:placeholder></text:p>
          </table:table-cell>
          <table:table-cell table:style-name="Tabella4.D10" office:value-type="string">
            <text:p text:style-name="P143">/</text:p>
          </table:table-cell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13"><text:text-input text:description="&lt;/for&gt;">end subcontracts</text:text-input></text:p>
          </table:table-cell>
          <table:table-cell table:style-name="Tabella4.B29" office:value-type="string">
            <text:p text:style-name="P108"/>
          </table:table-cell>
          <table:table-cell table:style-name="Tabella4.C29" office:value-type="string">
            <text:p text:style-name="P106"/>
          </table:table-cell>
          <table:table-cell table:style-name="Tabella4.D29" table:number-columns-spanned="3" office:value-type="string">
            <text:p text:style-name="P106"/>
          </table:table-cell>
          <table:covered-table-cell/>
          <table:covered-table-cell/>
          <table:table-cell table:style-name="Tabella4.G29" office:value-type="string">
            <text:p text:style-name="P106"/>
          </table:table-cell>
        </table:table-row>
        <table:table-row>
          <table:table-cell table:style-name="Tabella4.A30" table:number-columns-spanned="7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soft-page-break/></text:p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9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34">SEZIONE: BILANCI</text:p>
          </table:table-cell>
        </table:table-row>
        <table:table-row>
          <table:table-cell table:style-name="Tabella11.A3" office:value-type="string">
            <text:p text:style-name="P101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header-rows>
          <table:table-row>
            <table:table-cell table:style-name="Tabella9.A1" table:number-columns-spanned="7" office:value-type="string">
              <text:p text:style-name="P30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7" office:value-type="string">
              <text:p text:style-name="P31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0">Contratto<text:span text:style-name="T13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0">Tot. ore</text:p>
            </table:table-cell>
            <table:table-cell table:style-name="Tabella9.A3" table:number-columns-spanned="2" office:value-type="string">
              <text:p text:style-name="P110">Costi *</text:p>
            </table:table-cell>
            <table:covered-table-cell/>
            <table:table-cell table:style-name="Tabella9.A3" table:number-columns-spanned="2" office:value-type="string">
              <text:p text:style-name="P110">Ricavi *</text:p>
            </table:table-cell>
            <table:covered-table-cell/>
            <table:table-cell table:style-name="Tabella9.G3" office:value-type="string">
              <text:p text:style-name="P110">Saldo *</text:p>
            </table:table-cell>
          </table:table-row>
          <table:table-row>
            <table:table-cell table:style-name="Tabella9.G3" table:number-columns-spanned="7" office:value-type="string">
              <text:p text:style-name="P10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7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5"><text:placeholder text:placeholder-type="text">&lt;contract.name&gt;</text:placeholder></text:p>
            <text:p text:style-name="P130"><text:placeholder text:placeholder-type="text">&lt;set_counter('intervents',get_totals_account('hour_cost',contract.id))&gt;</text:placeholder><text:placeholder text:placeholder-type="text">&lt;set_counter('refound',get_totals_account('refound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refound')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50"><text:placeholder text:placeholder-type="text">&lt;formatLang(get_totals_account('hour',contract.id))&gt;</text:placeholder></text:p>
          </table:table-cell>
          <table:table-cell table:style-name="Tabella9.C6" office:value-type="string">
            <text:p text:style-name="P125">INT.:</text:p>
            <text:p text:style-name="P125">MAT.:</text:p>
            <text:p text:style-name="P126"><text:span text:style-name="T18">FAT F.</text:span>.:<text:line-break/>COM.:<text:line-break/>GEN.: </text:p>
          </table:table-cell>
          <table:table-cell table:style-name="Tabella9.C6" office:value-type="string">
            <text:p text:style-name="P124"><text:s/><text:placeholder text:placeholder-type="text">&lt;formatLang(get_counter('intervents'))&gt;</text:placeholder></text:p>
            <text:p text:style-name="P124"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127"><text:span text:style-name="T25">RECUP</text:span><text:span text:style-name="T29">.</text:span><text:span text:style-name="T25">:</text:span><text:line-break/><text:span text:style-name="T26">FATT.:</text:span></text:p>
          </table:table-cell>
          <table:table-cell table:style-name="Tabella9.F6" office:value-type="string">
            <text:p text:style-name="P123"><text:placeholder text:placeholder-type="text">&lt;formatLang(get_counter('refound'))&gt;</text:placeholder></text:p>
            <text:p text:style-name="P123"><text:placeholder text:placeholder-type="text">&lt;formatLang(get_counter("invoice"))&gt;</text:placeholder></text:p>
          </table:table-cell>
          <table:table-cell table:style-name="Tabella9.G6" office:value-type="string">
            <text:p text:style-name="P122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7" office:value-type="string">
            <text:p text:style-name="P97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1"><text:placeholder text:placeholder-type="text">&lt;if test="contract.child_ids"&gt;</text:placeholder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9" office:value-type="string">
            <text:p text:style-name="P114">Sotto-contratto</text:p>
          </table:table-cell>
          <table:table-cell table:style-name="Tabella9.A9" office:value-type="string">
            <text:p text:style-name="P114">Tot. ore</text:p>
          </table:table-cell>
          <table:table-cell table:style-name="Tabella9.A9" table:number-columns-spanned="2" office:value-type="string">
            <text:p text:style-name="P114">Costi</text:p>
          </table:table-cell>
          <table:covered-table-cell/>
          <table:table-cell table:style-name="Tabella9.A9" table:number-columns-spanned="2" office:value-type="string">
            <text:p text:style-name="P114">Ricavi</text:p>
          </table:table-cell>
          <table:covered-table-cell/>
          <table:table-cell table:style-name="Tabella9.G9" office:value-type="string">
            <text:p text:style-name="P114">Saldo</text:p>
          </table:table-cell>
        </table:table-row>
        <table:table-row>
          <table:table-cell table:style-name="Tabella9.A13" office:value-type="string">
            <text:p text:style-name="P91"><text:placeholder text:placeholder-type="text">&lt;/if&gt;</text:placeholder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3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3" office:value-type="string">
            <text:p text:style-name="P133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refound',get_totals_account('refound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supplier',get_totals_account('supplier',subcontract.id))&gt;</text:placeholder></text:span><text:soft-page-break/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pan text:style-name="T12"><text:placeholder text:placeholder-type="text">&lt;set_counter('sub_balance',get_counter('sub_invoice') + get_counter('sub_refound')+ get_counter('sub_intervents') + get_counter('sub_costs') + get_counter('sub_supplier')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0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6">INT.:<text:line-break/>MAT.:<text:line-break/><text:span text:style-name="T18">FAT F.</text:span>.:<text:line-break/>COM.:<text:line-break/>GEN.: </text:p>
          </table:table-cell>
          <table:table-cell table:style-name="Tabella9.D12" office:value-type="string">
            <text:p text:style-name="P19"><text:s/><text:placeholder text:placeholder-type="text">&lt;formatLang(get_counter('sub_intervents'))&gt;</text:placeholder><text:line-break/><text:placeholder text:placeholder-type="text">&lt;formatLang(get_counter('sub_costs'))&gt;</text:placeholder><text:soft-page-break/></text:p>
            <text:p text:style-name="P19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2" office:value-type="string">
            <text:p text:style-name="P120">RECUP<text:span text:style-name="T28">.</text:span>:</text:p>
            <text:p text:style-name="P120">FATT.:</text:p>
          </table:table-cell>
          <table:table-cell table:style-name="Tabella9.F12" office:value-type="string">
            <text:p text:style-name="P119"><text:placeholder text:placeholder-type="text">&lt;formatLang(get_counter("sub_refound"))&gt;</text:placeholder></text:p>
            <text:p text:style-name="P119"><text:placeholder text:placeholder-type="text">&lt;formatLang(get_counter("sub_invoice"))&gt;</text:placeholder><text:soft-page-break/></text:p>
          </table:table-cell>
          <table:table-cell table:style-name="Tabella9.G13" office:value-type="string">
            <text:p text:style-name="P17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4" table:number-columns-spanned="6" office:value-type="string">
            <text:p text:style-name="P70">SALDO TOTALE (PERIODO SELEZIONATO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9.G14" office:value-type="string">
            <text:p text:style-name="P70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7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p text:style-name="P72"><text:placeholder text:placeholder-type="text">&lt;if test="True"&gt;</text:placeholder></text:p>
      <text:p text:style-name="P72"/>
      <text:p text:style-name="P104"/>
      <text:p text:style-name="P85"><text:placeholder text:placeholder-type="text">&lt;/if&gt;</text:placeholder></text:p>
      <text:p text:style-name="P38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9H42M47S</meta:editing-duration>
    <meta:editing-cycles>519</meta:editing-cycles>
    <meta:generator>LibreOffice/4.3.3.2$Linux_X86_64 LibreOffice_project/430m0$Build-2</meta:generator>
    <meta:initial-creator>Nicola Riolini</meta:initial-creator>
    <dc:date>2015-11-03T11:13:42.914693163</dc:date>
    <dc:creator>thebrush </dc:creator>
    <meta:document-statistic meta:table-count="14" meta:image-count="0" meta:object-count="0" meta:page-count="10" meta:paragraph-count="301" meta:word-count="968" meta:character-count="11226" meta:non-whitespace-character-count="10623"/>
    <meta:user-defined meta:name="Info 1"/>
    <meta:user-defined meta:name="Info 2"/>
    <meta:user-defined meta:name="Info 3"/>
    <meta:user-defined meta:name="Info 4"/>
  </office:meta>
</office:document-meta>
</file>